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0897"/>
    </style:style>
    <style:style style:name="P2" style:family="paragraph" style:parent-style-name="Text">
      <style:text-properties officeooo:paragraph-rsid="00010897"/>
    </style:style>
    <style:style style:name="P3" style:family="paragraph" style:parent-style-name="Text">
      <style:text-properties officeooo:rsid="00010897" officeooo:paragraph-rsid="00010897"/>
    </style:style>
    <style:style style:name="P4" style:family="paragraph" style:parent-style-name="Text">
      <style:text-properties officeooo:rsid="00010897" officeooo:paragraph-rsid="00010897"/>
    </style:style>
    <style:style style:name="P5" style:family="paragraph" style:parent-style-name="Text">
      <style:text-properties officeooo:rsid="0002c3b8" officeooo:paragraph-rsid="0002c3b8"/>
    </style:style>
    <style:style style:name="T1" style:family="text">
      <style:text-properties officeooo:rsid="0002c3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verbesserung</text:h>
      <text:p text:style-name="P2"/>
      <text:p text:style-name="P3">SchoolClass</text:p>
      <text:p text:style-name="P3">TODO: Methode getFilteredAndSortedPupils Komplett geschrieben</text:p>
      <text:p text:style-name="P5">Sets umgeschrieben.</text:p>
      <text:p text:style-name="P3">City:</text:p>
      <text:p text:style-name="P3">TODO: City compareTo überschrieben.</text:p>
      <text:p text:style-name="P3"><text:tab/><text:span text:style-name="T1">Die letzten drei Testfälle umgeschri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Text" style:default-outline-level="1" style:list-style-name="" style:class="text">
      <style:paragraph-properties fo:keep-together="always" fo:break-before="page" fo:keep-with-next="always">
        <style:tab-stops>
          <style:tab-stop style:position="1.501cm"/>
        </style:tab-stops>
      </style:paragraph-properties>
      <style:text-properties style:font-name="Verdana" fo:font-family="Verdana" style:font-family-generic="swiss" style:font-pitch="variable" fo:font-size="16pt" fo:font-weight="bold" style:font-size-asian="16pt" style:font-weight-asian="bold" style:font-name-complex="Verdana" style:font-family-complex="Verdana" style:font-family-generic-complex="swiss" style:font-pitch-complex="variable" style:font-size-complex="18pt" style:font-weight-complex="bold"/>
    </style:style>
    <style:style style:name="Text" style:family="paragraph" style:parent-style-name="Standard" style:class="extra">
      <style:paragraph-properties fo:margin-top="0cm" fo:margin-bottom="0cm" loext:contextual-spacing="false" fo:text-align="justify" style:justify-single-word="false"/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9:45:18.063421204</meta:creation-date>
    <dc:date>2017-11-02T18:27:15.976587213</dc:date>
    <meta:editing-duration>PT4M16S</meta:editing-duration>
    <meta:editing-cycles>3</meta:editing-cycles>
    <meta:generator>LibreOffice/5.3.5.2$Linux_X86_64 LibreOffice_project/30m0$Build-2</meta:generator>
    <meta:document-statistic meta:table-count="0" meta:image-count="0" meta:object-count="0" meta:page-count="1" meta:paragraph-count="7" meta:word-count="19" meta:character-count="189" meta:non-whitespace-character-count="176"/>
  </office:meta>
</office:document-meta>
</file>